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3.598cm"/>
    </style:style>
    <style:style style:name="Tabelle2.B" style:family="table-column">
      <style:table-column-properties style:column-width="13.414cm"/>
    </style:style>
    <style:style style:name="Tabel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6e6e6"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1" style:family="table">
      <style:table-properties style:width="17.013cm" fo:margin-left="0cm" table:align="left"/>
    </style:style>
    <style:style style:name="Tabelle1.A" style:family="table-column">
      <style:table-column-properties style:column-width="3.175cm"/>
    </style:style>
    <style:style style:name="Tabelle1.B" style:family="table-column">
      <style:table-column-properties style:column-width="3.493cm"/>
    </style:style>
    <style:style style:name="Tabelle1.C" style:family="table-column">
      <style:table-column-properties style:column-width="10.345cm"/>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e6"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7.726cm"/>
    </style:style>
    <style:style style:name="Tabelle3.B" style:family="table-column">
      <style:table-column-properties style:column-width="3.607cm"/>
    </style:style>
    <style:style style:name="Tabelle3.C" style:family="table-column">
      <style:table-column-properties style:column-width="5.68cm"/>
    </style:style>
    <style:style style:name="Tabel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e6e6e6"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7.726cm"/>
    </style:style>
    <style:style style:name="Tabelle4.B" style:family="table-column">
      <style:table-column-properties style:column-width="3.607cm"/>
    </style:style>
    <style:style style:name="Tabelle4.C" style:family="table-column">
      <style:table-column-properties style:column-width="5.68cm"/>
    </style:style>
    <style:style style:name="Tabel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6e6e6"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Arial1" fo:font-size="12pt" style:font-size-asian="12pt" style:font-size-complex="12pt"/>
    </style:style>
    <style:style style:name="P6" style:family="paragraph" style:parent-style-name="Table_20_Contents">
      <style:paragraph-properties style:snap-to-layout-grid="false"/>
      <style:text-properties style:font-name="Arial1" fo:font-size="11pt" style:font-size-asian="11pt" style:font-name-complex="Arial1" style:font-size-complex="11pt"/>
    </style:style>
    <style:style style:name="P7" style:family="paragraph" style:parent-style-name="Standard">
      <style:paragraph-properties fo:text-align="start" style:justify-single-word="false"/>
      <style:text-properties style:font-name="Arial1" fo:font-size="12pt" fo:language="de" fo:country="CH" style:font-size-asian="12pt" style:font-size-complex="12pt"/>
    </style:style>
    <style:style style:name="P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sian="Arial1"/>
    </style:style>
    <style:style style:name="T3" style:family="text">
      <style:text-properties fo:font-weight="normal" style:font-weight-asian="normal" style:font-weight-complex="normal"/>
    </style:style>
    <style:style style:name="T4" style:family="text">
      <style:text-properties fo:language="de" fo:country="CH"/>
    </style:style>
    <style:style style:name="T5" style:family="text">
      <style:text-properties style:font-name="Arial1" fo:font-size="12pt" fo:language="de" fo:country="CH"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tatusbericht II</text:h>
      <text:p text:style-name="P3">(Mashup-Plattform)</text:p>
      <text:h text:style-name="Heading_20_2" text:outline-level="2">1. 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2" table:style-name="Tabelle2">
        <table:table-column table:style-name="Tabelle2.A"/>
        <table:table-column table:style-name="Tabelle2.B"/>
        <table:table-row>
          <table:table-cell table:style-name="Tabelle2.A1" office:value-type="string">
            <text:p text:style-name="Table_20_Contents">Bezeichung</text:p>
          </table:table-cell>
          <table:table-cell table:style-name="Tabelle2.B1" office:value-type="string">
            <text:p text:style-name="Table_20_Contents">Details</text:p>
          </table:table-cell>
        </table:table-row>
        <table:table-row>
          <table:table-cell table:style-name="Tabelle2.A2" office:value-type="string">
            <text:p text:style-name="Table_20_Contents">Cache-System</text:p>
          </table:table-cell>
          <table:table-cell table:style-name="Tabelle2.B2" office:value-type="string">
            <text:p text:style-name="Table_20_Contents">Durch das Zwischenspeichern der Daten konnten die Zugriffe auf die Fremddatenquellen reduziert und gesteuert werden. Auf diese Weise wurde auch die CPU des Rechners entlastet.</text:p>
            <text:p text:style-name="Table_20_Contents">Der Cache berücksichtigte ausserdem die Beschaffenheit der Daten.</text:p>
            <text:p text:style-name="Table_20_Contents">Im Gegensatz zu aktuellen Nachrichten, müssen beispielsweise historische Fakten nur sehr selten erneuert werden.</text:p>
          </table:table-cell>
        </table:table-row>
        <table:table-row>
          <table:table-cell table:style-name="Tabelle2.A3" office:value-type="string">
            <text:p text:style-name="Table_20_Contents">Logging-System</text:p>
          </table:table-cell>
          <table:table-cell table:style-name="Tabelle2.B3" office:value-type="string">
            <text:p text:style-name="Table_20_Contents">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 zugewiesen werde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Komponente</text:p>
          </table:table-cell>
          <table:table-cell table:style-name="Tabelle1.A1" office:value-type="string">
            <text:p text:style-name="Table_20_Contents">verantwortlich</text:p>
          </table:table-cell>
          <table:table-cell table:style-name="Tabelle1.C1" office:value-type="string">
            <text:p text:style-name="Table_20_Contents">Details</text:p>
          </table:table-cell>
        </table:table-row>
        <table:table-row>
          <table:table-cell table:style-name="Tabelle1.A2" office:value-type="string">
            <text:p text:style-name="Table_20_Contents">Datenbank-System</text:p>
          </table:table-cell>
          <table:table-cell table:style-name="Tabelle1.B2" office:value-type="string">
            <text:p text:style-name="Table_20_Contents">Alexander Matt</text:p>
          </table:table-cell>
          <table:table-cell table:style-name="Tabelle1.C2" office:value-type="string">
            <text:p text:style-name="Table_20_Contents">- Evaluierung und Auswahl der Datenbanktechnologie</text:p>
            <text:p text:style-name="Table_20_Contents">- Administration der Datenbank</text:p>
            <text:p text:style-name="Table_20_Contents">- Bereitstellung der Datenbank-Anbindungen</text:p>
            <text:p text:style-name="Table_20_Contents">- Implementierung des Caches</text:p>
          </table:table-cell>
        </table:table-row>
        <table:table-row>
          <table:table-cell table:style-name="Tabelle1.A3" office:value-type="string">
            <text:p text:style-name="Table_20_Contents">Front-End</text:p>
          </table:table-cell>
          <table:table-cell table:style-name="Tabelle1.B3" office:value-type="string">
            <text:p text:style-name="Table_20_Contents">Jo<text:span text:style-name="T5">ë</text:span>l Poyet</text:p>
          </table:table-cell>
          <table:table-cell table:style-name="Tabelle1.C3" office:value-type="string">
            <text:p text:style-name="Table_20_Contents">- Administration des Webservers</text:p>
            <text:p text:style-name="Table_20_Contents">- Implementierung der Template-Engine</text:p>
            <text:p text:style-name="Table_20_Contents">- GUI-Programmierung (Anzeige und Navigation der Mashups)</text:p>
          </table:table-cell>
        </table:table-row>
        <table:table-row>
          <table:table-cell table:style-name="Tabelle1.A4" office:value-type="string">
            <text:p text:style-name="Table_20_Contents">Benutzer-verwaltung</text:p>
          </table:table-cell>
          <table:table-cell table:style-name="Tabelle1.B4" office:value-type="string">
            <text:p text:style-name="Table_20_Contents">Jan Wild</text:p>
          </table:table-cell>
          <table:table-cell table:style-name="Tabelle1.C4" office:value-type="string">
            <text:p text:style-name="Table_20_Contents">- (webbasierte) Authentifizierung</text:p>
            <text:p text:style-name="Table_20_Contents">- Rechte- und Rollenverwaltung</text:p>
            <text:p text:style-name="Table_20_Contents">- Deployment von Mashups</text:p>
          </table:table-cell>
        </table:table-row>
        <table:table-row>
          <table:table-cell table:style-name="Tabelle1.A5" office:value-type="string">
            <text:p text:style-name="Table_20_Contents">Kernel</text:p>
          </table:table-cell>
          <table:table-cell table:style-name="Tabelle1.B5" office:value-type="string">
            <text:p text:style-name="Table_20_Contents">Malte Wintner</text:p>
          </table:table-cell>
          <table:table-cell table:style-name="Tabelle1.C5" office:value-type="string">
            <text:p text:style-name="Table_20_Contents">- Systemklassen zum Definieren von Mashups</text:p>
            <text:p text:style-name="Table_20_Contents">- Virtualisierung der Fremddatenquellen</text:p>
            <text:p text:style-name="Table_20_Contents">- Mashup-Ausführungsmechanismus</text:p>
          </table:table-cell>
        </table:table-row>
      </table:table>
      <text:h text:style-name="Heading_20_2" text:outline-level="2">1.1. Bewertung</text:h>
      <text:p text:style-name="Text_20_body">Status: <text:span text:style-name="T1">planmässig<text:line-break/></text:span><text:soft-page-break/>Mit der Implementierung des Kernsystems wurde ein wichtiger Meilenstein erreicht.<text:line-break/>Die erfolgreichen Tests bestätigten die im Vorfeld aufgestellten Behauptungen, dass der objektorientierte Ansatz (im Gegensatz zu einer Abfragesprache wie SQL oder YQL) Vorteile für das Definieren von Mashups im Bezug auf Übersichtlichkeit und Erweiterbarkeit brachten.</text:p>
      <text:h text:style-name="Heading_20_2" text:outline-level="2">2. Termine</text:h>
      <table:table table:name="Tabelle3" table:style-name="Tabelle3">
        <table:table-column table:style-name="Tabelle3.A"/>
        <table:table-column table:style-name="Tabelle3.B"/>
        <table:table-column table:style-name="Tabelle3.C"/>
        <table:table-row>
          <table:table-cell table:style-name="Tabelle3.A1" office:value-type="string">
            <text:p text:style-name="Table_20_Contents">Bezeichnung</text:p>
          </table:table-cell>
          <table:table-cell table:style-name="Tabelle3.A1" office:value-type="string">
            <text:p text:style-name="Table_20_Contents">Status</text:p>
          </table:table-cell>
          <table:table-cell table:style-name="Tabelle3.C1" office:value-type="string">
            <text:p text:style-name="Table_20_Contents">Deadline</text:p>
          </table:table-cell>
        </table:table-row>
        <table:table-row>
          <table:table-cell table:style-name="Tabelle3.A13" office:value-type="string">
            <text:p text:style-name="P6">Projektidee<text:span text:style-name="T2"> </text:span>fixieren</text:p>
          </table:table-cell>
          <table:table-cell table:style-name="Tabelle3.B2" office:value-type="string">
            <text:p text:style-name="P6">erledigt</text:p>
          </table:table-cell>
          <table:table-cell table:style-name="Tabelle3.C2" office:value-type="string">
            <text:p text:style-name="P6">26.08.11</text:p>
          </table:table-cell>
        </table:table-row>
        <table:table-row>
          <table:table-cell table:style-name="Tabelle3.A13" office:value-type="string">
            <text:p text:style-name="P6">Kommunikation<text:span text:style-name="T2"> </text:span>etablieren</text:p>
          </table:table-cell>
          <table:table-cell table:style-name="Tabelle3.B3" office:value-type="string">
            <text:p text:style-name="P6">erledigt</text:p>
          </table:table-cell>
          <table:table-cell table:style-name="Tabelle3.C3" office:value-type="string">
            <text:p text:style-name="P6">02.09.11</text:p>
          </table:table-cell>
        </table:table-row>
        <table:table-row>
          <table:table-cell table:style-name="Tabelle3.A13" office:value-type="string">
            <text:p text:style-name="P6">Anwendungsfälle<text:span text:style-name="T2"> </text:span>aufzeichnen</text:p>
          </table:table-cell>
          <table:table-cell table:style-name="Tabelle3.B4" office:value-type="string">
            <text:p text:style-name="P6">erledigt</text:p>
          </table:table-cell>
          <table:table-cell table:style-name="Tabelle3.C4" office:value-type="string">
            <text:p text:style-name="P6">05.09.11</text:p>
          </table:table-cell>
        </table:table-row>
        <table:table-row>
          <table:table-cell table:style-name="Tabelle3.A13" office:value-type="string">
            <text:p text:style-name="P6">Anforderungen<text:span text:style-name="T2"> </text:span>und<text:span text:style-name="T2"> </text:span>Teilziele<text:span text:style-name="T2"> </text:span>festlegen</text:p>
          </table:table-cell>
          <table:table-cell table:style-name="Tabelle3.B5" office:value-type="string">
            <text:p text:style-name="P6">erledigt</text:p>
          </table:table-cell>
          <table:table-cell table:style-name="Tabelle3.C5" office:value-type="string">
            <text:p text:style-name="P6">09.09.11</text:p>
          </table:table-cell>
        </table:table-row>
        <table:table-row>
          <table:table-cell table:style-name="Tabelle3.A13" office:value-type="string">
            <text:p text:style-name="P6">Prototyp<text:span text:style-name="T2"> </text:span>entwerfen</text:p>
          </table:table-cell>
          <table:table-cell table:style-name="Tabelle3.B6" office:value-type="string">
            <text:p text:style-name="P6">erledigt</text:p>
          </table:table-cell>
          <table:table-cell table:style-name="Tabelle3.C6" office:value-type="string">
            <text:p text:style-name="P6">16.09.11</text:p>
          </table:table-cell>
        </table:table-row>
        <table:table-row>
          <table:table-cell table:style-name="Tabelle3.A13" office:value-type="string">
            <text:p text:style-name="P6">Prototyp<text:span text:style-name="T2"> </text:span>implementieren</text:p>
          </table:table-cell>
          <table:table-cell table:style-name="Tabelle3.B7" office:value-type="string">
            <text:p text:style-name="P6">erledigt</text:p>
          </table:table-cell>
          <table:table-cell table:style-name="Tabelle3.C7" office:value-type="string">
            <text:p text:style-name="P6">30.09.11</text:p>
          </table:table-cell>
        </table:table-row>
        <table:table-row>
          <table:table-cell table:style-name="Tabelle3.A13" office:value-type="string">
            <text:p text:style-name="P6">Prototyp<text:span text:style-name="T2"> </text:span>analysieren</text:p>
          </table:table-cell>
          <table:table-cell table:style-name="Tabelle3.B8" office:value-type="string">
            <text:p text:style-name="P6">erledigt</text:p>
          </table:table-cell>
          <table:table-cell table:style-name="Tabelle3.C8" office:value-type="string">
            <text:p text:style-name="P6">07.10.11</text:p>
          </table:table-cell>
        </table:table-row>
        <table:table-row>
          <table:table-cell table:style-name="Tabelle3.A13" office:value-type="string">
            <text:p text:style-name="P6">Kernsystem<text:span text:style-name="T2"> </text:span>(1.<text:span text:style-name="T2"> </text:span>Inkrement)<text:span text:style-name="T2"> </text:span>entwerfen</text:p>
          </table:table-cell>
          <table:table-cell table:style-name="Tabelle3.B9" office:value-type="string">
            <text:p text:style-name="P6">erledigt</text:p>
          </table:table-cell>
          <table:table-cell table:style-name="Tabelle3.C9" office:value-type="string">
            <text:p text:style-name="P6">21.10.11</text:p>
          </table:table-cell>
        </table:table-row>
        <table:table-row>
          <table:table-cell table:style-name="Tabelle3.A13" office:value-type="string">
            <text:p text:style-name="P6">Kernsystem<text:span text:style-name="T2"> </text:span>implementieren</text:p>
          </table:table-cell>
          <table:table-cell table:style-name="Tabelle3.B10" office:value-type="string">
            <text:p text:style-name="P6">erledigt</text:p>
          </table:table-cell>
          <table:table-cell table:style-name="Tabelle3.C10" office:value-type="string">
            <text:p text:style-name="P6">28.10.11</text:p>
          </table:table-cell>
        </table:table-row>
        <table:table-row>
          <table:table-cell table:style-name="Tabelle3.A13" office:value-type="string">
            <text:p text:style-name="P6">Kernsystem<text:span text:style-name="T2"> </text:span>testen</text:p>
          </table:table-cell>
          <table:table-cell table:style-name="Tabelle3.B11" office:value-type="string">
            <text:p text:style-name="P6">erledigt</text:p>
          </table:table-cell>
          <table:table-cell table:style-name="Tabelle3.C11" office:value-type="string">
            <text:p text:style-name="P6">04.11.11</text:p>
          </table:table-cell>
        </table:table-row>
        <table:table-row>
          <table:table-cell table:style-name="Tabelle3.A13" office:value-type="string">
            <text:p text:style-name="P6">Gesamtsystem<text:span text:style-name="T2"> </text:span>(2.<text:span text:style-name="T2"> </text:span>Inkrement)<text:span text:style-name="T2"> </text:span>entwerfen</text:p>
          </table:table-cell>
          <table:table-cell table:style-name="Tabelle3.B12" office:value-type="string">
            <text:p text:style-name="P6">erledigt</text:p>
          </table:table-cell>
          <table:table-cell table:style-name="Tabelle3.C12" office:value-type="string">
            <text:p text:style-name="P6">18.11.11</text:p>
          </table:table-cell>
        </table:table-row>
        <table:table-row>
          <table:table-cell table:style-name="Tabelle3.A13" office:value-type="string">
            <text:p text:style-name="P6">Gesamtsystem<text:span text:style-name="T2"> </text:span>implementieren</text:p>
          </table:table-cell>
          <table:table-cell table:style-name="Tabelle3.B13" office:value-type="string">
            <text:p text:style-name="P6">offen</text:p>
          </table:table-cell>
          <table:table-cell table:style-name="Tabelle3.C13" office:value-type="string">
            <text:p text:style-name="P6">02.12.11</text:p>
          </table:table-cell>
        </table:table-row>
        <table:table-row>
          <table:table-cell table:style-name="Tabelle3.A14" office:value-type="string">
            <text:p text:style-name="P6">Gesamtsystem<text:span text:style-name="T2"> </text:span>testen<text:span text:style-name="T2"> </text:span>und<text:span text:style-name="T2"> </text:span>Bugs<text:span text:style-name="T2"> </text:span>beheben</text:p>
          </table:table-cell>
          <table:table-cell table:style-name="Tabelle3.B14" office:value-type="string">
            <text:p text:style-name="P6">offen</text:p>
          </table:table-cell>
          <table:table-cell table:style-name="Tabelle3.C14" office:value-type="string">
            <text:p text:style-name="P6">16.12.11</text:p>
          </table:table-cell>
        </table:table-row>
      </table:table>
      <text:h text:style-name="Heading_20_2" text:outline-level="2">2.1. Bewertung</text:h>
      <text:p text:style-name="Text_20_body">Status: <text:span text:style-name="T1">planmässig</text:span></text:p>
      <text:h text:style-name="Heading_20_2" text:outline-level="2">3. Lieferobjekte</text:h>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Bezeichnung</text:p>
          </table:table-cell>
          <table:table-cell table:style-name="Tabelle4.A1" office:value-type="string">
            <text:p text:style-name="Table_20_Contents">Status</text:p>
          </table:table-cell>
          <table:table-cell table:style-name="Tabelle4.C1" office:value-type="string">
            <text:p text:style-name="Table_20_Contents">Deadline</text:p>
          </table:table-cell>
        </table:table-row>
        <table:table-row>
          <table:table-cell table:style-name="Tabelle4.A21" office:value-type="string">
            <text:p text:style-name="P6">Projektauftrag</text:p>
          </table:table-cell>
          <table:table-cell table:style-name="Tabelle4.B21" office:value-type="string">
            <text:p text:style-name="P6">erledigt</text:p>
          </table:table-cell>
          <table:table-cell table:style-name="Tabelle4.C21" office:value-type="string">
            <text:p text:style-name="P6">02.09.11</text:p>
          </table:table-cell>
        </table:table-row>
        <table:table-row>
          <table:table-cell table:style-name="Tabelle4.A21" office:value-type="string">
            <text:p text:style-name="P6">Projektstrukturplan</text:p>
          </table:table-cell>
          <table:table-cell table:style-name="Tabelle4.B21" office:value-type="string">
            <text:p text:style-name="P6">erledigt</text:p>
          </table:table-cell>
          <table:table-cell table:style-name="Tabelle4.C21" office:value-type="string">
            <text:p text:style-name="P6">02.09.11</text:p>
          </table:table-cell>
        </table:table-row>
        <table:table-row>
          <table:table-cell table:style-name="Tabelle4.A21" office:value-type="string">
            <text:p text:style-name="P6">Systemidee</text:p>
          </table:table-cell>
          <table:table-cell table:style-name="Tabelle4.B21" office:value-type="string">
            <text:p text:style-name="P6">erledigt</text:p>
          </table:table-cell>
          <table:table-cell table:style-name="Tabelle4.C21" office:value-type="string">
            <text:p text:style-name="P6">02.09.11</text:p>
          </table:table-cell>
        </table:table-row>
        <table:table-row>
          <table:table-cell table:style-name="Tabelle4.A21" office:value-type="string">
            <text:p text:style-name="P6">Systemanwendungsfälle</text:p>
          </table:table-cell>
          <table:table-cell table:style-name="Tabelle4.B21" office:value-type="string">
            <text:p text:style-name="P6">erledigt</text:p>
          </table:table-cell>
          <table:table-cell table:style-name="Tabelle4.C21" office:value-type="string">
            <text:p text:style-name="P6">05.09.11</text:p>
          </table:table-cell>
        </table:table-row>
        <table:table-row>
          <table:table-cell table:style-name="Tabelle4.A21" office:value-type="string">
            <text:p text:style-name="P6">Lösungsansatz</text:p>
          </table:table-cell>
          <table:table-cell table:style-name="Tabelle4.B21" office:value-type="string">
            <text:p text:style-name="P6">erledigt</text:p>
          </table:table-cell>
          <table:table-cell table:style-name="Tabelle4.C21" office:value-type="string">
            <text:p text:style-name="P6">09.09.11</text:p>
          </table:table-cell>
        </table:table-row>
        <table:table-row>
          <table:table-cell table:style-name="Tabelle4.A21" office:value-type="string">
            <text:p text:style-name="P6">Softwarearchitektur<text:span text:style-name="T2"> </text:span>(Prototyp)</text:p>
          </table:table-cell>
          <table:table-cell table:style-name="Tabelle4.B21" office:value-type="string">
            <text:p text:style-name="P6">erledigt</text:p>
          </table:table-cell>
          <table:table-cell table:style-name="Tabelle4.C21" office:value-type="string">
            <text:p text:style-name="P6">16.09.11</text:p>
          </table:table-cell>
        </table:table-row>
        <table:table-row>
          <table:table-cell table:style-name="Tabelle4.A21" office:value-type="string">
            <text:p text:style-name="P6">Klassenmodelle<text:span text:style-name="T2"> </text:span>(Prototyp)</text:p>
          </table:table-cell>
          <table:table-cell table:style-name="Tabelle4.B21" office:value-type="string">
            <text:p text:style-name="P6">erledigt</text:p>
          </table:table-cell>
          <table:table-cell table:style-name="Tabelle4.C21" office:value-type="string">
            <text:p text:style-name="P6">16.09.11</text:p>
          </table:table-cell>
        </table:table-row>
        <table:table-row>
          <table:table-cell table:style-name="Tabelle4.A21" office:value-type="string">
            <text:p text:style-name="P6">Coderichtlinien</text:p>
          </table:table-cell>
          <table:table-cell table:style-name="Tabelle4.B21" office:value-type="string">
            <text:p text:style-name="P6">erledigt</text:p>
          </table:table-cell>
          <table:table-cell table:style-name="Tabelle4.C21" office:value-type="string">
            <text:p text:style-name="P6">16.09.11</text:p>
          </table:table-cell>
        </table:table-row>
        <table:table-row>
          <table:table-cell table:style-name="Tabelle4.A21" office:value-type="string">
            <text:p text:style-name="P6">1.<text:span text:style-name="T2"> </text:span>Statusbericht<text:span text:style-name="T2"> </text:span>(vorliegendes<text:span text:style-name="T2"> </text:span>Dokument)</text:p>
          </table:table-cell>
          <table:table-cell table:style-name="Tabelle4.B21" office:value-type="string">
            <text:p text:style-name="P6">erledigt</text:p>
          </table:table-cell>
          <table:table-cell table:style-name="Tabelle4.C21" office:value-type="string">
            <text:p text:style-name="P6">20.09.11</text:p>
          </table:table-cell>
        </table:table-row>
        <table:table-row>
          <table:table-cell table:style-name="Tabelle4.A21" office:value-type="string">
            <text:p text:style-name="P6">Softwarearchitektur<text:span text:style-name="T2"> </text:span>(1.<text:span text:style-name="T2"> </text:span>Inkrement)</text:p>
          </table:table-cell>
          <table:table-cell table:style-name="Tabelle4.B21" office:value-type="string">
            <text:p text:style-name="P6">erledigt</text:p>
          </table:table-cell>
          <table:table-cell table:style-name="Tabelle4.C21" office:value-type="string">
            <text:p text:style-name="P6">14.10.11</text:p>
          </table:table-cell>
        </table:table-row>
        <table:table-row>
          <table:table-cell table:style-name="Tabelle4.A21" office:value-type="string">
            <text:p text:style-name="P6">Klassenmodelle<text:span text:style-name="T2"> </text:span>(1.<text:span text:style-name="T2"> </text:span>Inkrement)</text:p>
          </table:table-cell>
          <table:table-cell table:style-name="Tabelle4.B21" office:value-type="string">
            <text:p text:style-name="P6">erledigt</text:p>
          </table:table-cell>
          <table:table-cell table:style-name="Tabelle4.C21" office:value-type="string">
            <text:p text:style-name="P6">21.10.11</text:p>
          </table:table-cell>
        </table:table-row>
        <text:soft-page-break/>
        <table:table-row>
          <table:table-cell table:style-name="Tabelle4.A21" office:value-type="string">
            <text:p text:style-name="P6">2.<text:span text:style-name="T2"> </text:span>Statusbericht</text:p>
          </table:table-cell>
          <table:table-cell table:style-name="Tabelle4.B21" office:value-type="string">
            <text:p text:style-name="P6">erledigt</text:p>
          </table:table-cell>
          <table:table-cell table:style-name="Tabelle4.C21" office:value-type="string">
            <text:p text:style-name="P6">15.11.11</text:p>
          </table:table-cell>
        </table:table-row>
        <table:table-row>
          <table:table-cell table:style-name="Tabelle4.A21" office:value-type="string">
            <text:p text:style-name="P6">Softwarearchitektur<text:span text:style-name="T2"> </text:span>(2.<text:span text:style-name="T2"> </text:span>Inkrement)</text:p>
          </table:table-cell>
          <table:table-cell table:style-name="Tabelle4.B21" office:value-type="string">
            <text:p text:style-name="P6">erledigt</text:p>
          </table:table-cell>
          <table:table-cell table:style-name="Tabelle4.C21" office:value-type="string">
            <text:p text:style-name="P6">15.11.11</text:p>
          </table:table-cell>
        </table:table-row>
        <table:table-row>
          <table:table-cell table:style-name="Tabelle4.A21" office:value-type="string">
            <text:p text:style-name="P6">Klassenmodelle<text:span text:style-name="T2"> </text:span>(2.<text:span text:style-name="T2"> </text:span>Inkrement)</text:p>
          </table:table-cell>
          <table:table-cell table:style-name="Tabelle4.B21" office:value-type="string">
            <text:p text:style-name="P6">erledigt</text:p>
          </table:table-cell>
          <table:table-cell table:style-name="Tabelle4.C21" office:value-type="string">
            <text:p text:style-name="P6">18.11.11</text:p>
          </table:table-cell>
        </table:table-row>
        <table:table-row>
          <table:table-cell table:style-name="Tabelle4.A21" office:value-type="string">
            <text:p text:style-name="P6">Domänenmodell</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1" office:value-type="string">
            <text:p text:style-name="P6">Systemablaufmodelle</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1" office:value-type="string">
            <text:p text:style-name="P6">Schnittstellenbeschreibung</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1" office:value-type="string">
            <text:p text:style-name="P6">Datenmodell</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1" office:value-type="string">
            <text:p text:style-name="P6">Dynamische<text:span text:style-name="T2"> </text:span>Modelle</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1" office:value-type="string">
            <text:p text:style-name="P6">Testkonzept</text:p>
          </table:table-cell>
          <table:table-cell table:style-name="Tabelle4.B21" office:value-type="string">
            <text:p text:style-name="P6">offen</text:p>
          </table:table-cell>
          <table:table-cell table:style-name="Tabelle4.C21" office:value-type="string">
            <text:p text:style-name="P6">01.12.11</text:p>
          </table:table-cell>
        </table:table-row>
        <table:table-row>
          <table:table-cell table:style-name="Tabelle4.A22" office:value-type="string">
            <text:p text:style-name="P6">GUI-Spezifikationen</text:p>
          </table:table-cell>
          <table:table-cell table:style-name="Tabelle4.B22" office:value-type="string">
            <text:p text:style-name="P6">offen</text:p>
          </table:table-cell>
          <table:table-cell table:style-name="Tabelle4.C22" office:value-type="string">
            <text:p text:style-name="P6">01.12.11</text:p>
          </table:table-cell>
        </table:table-row>
      </table:table>
      <text:h text:style-name="Heading_20_2" text:outline-level="2">3.1. Bewertung</text:h>
      <text:p text:style-name="Text_20_body">Status: <text:span text:style-name="T1">planmässig<text:line-break/></text:span><text:span text:style-name="T3">Das Verfassen der Dokumente beanspruchte mehr Zeit als anfangs erwartet.</text:span></text:p>
      <text:h text:style-name="Heading_20_2" text:outline-level="2">4. Qualität</text:h>
      <text:p text:style-name="Text_20_body">Status: p<text:span text:style-name="T1">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5. andere Probleme</text:h>
      <text:p text:style-name="Text_20_body">keine</text:p>
      <text:h text:style-name="Heading_20_2" text:outline-level="2">6. nächste Schritte</text:h>
      <text:p text:style-name="Text_20_body">Der nächste Schritt ist die Implementierung des Gesamtsystems (2. Inkrement). Jedes Teammitglied konzentriert sich dabei auf die ihm zugewiesene Komponente.</text:p>
      <text:h text:style-name="Heading_20_2" text:outline-level="2">7. aktualisierte Rollenorganisation</text:h>
      <text:p text:style-name="P4">Alexander Matt (Auftraggeber)</text:p>
      <text:p text:style-name="P5">Jo<text:span text:style-name="T4">ël Poyet (Projektmitarbeiter)</text:span></text:p>
      <text:p text:style-name="P7">Jan Wild (Projektleiter)</text:p>
      <text:p text:style-name="P7">Malte Wintner (Projektmitarbei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e" fo:country="CH"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2.11.2011 - FFHS - BSc INF 2009 ZH1 - Modul PA - Die Häkler</text:p>
      </style:header>
      <style:footer>
        <text:p text:style-name="MP2"><text:page-number text:select-page="current">3</text:page-number>/<text:page-count>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lte </meta:initial-creator>
    <meta:creation-date>2011-11-12T09:08:16.32</meta:creation-date>
    <meta:generator>LibreOffice/3.4$Win32 LibreOffice_project/340m1$Build-302</meta:generator>
    <dc:date>2011-11-13T12:29:52.73</dc:date>
    <dc:creator>Malte </dc:creator>
    <meta:editing-duration>PT8H40M47S</meta:editing-duration>
    <meta:editing-cycles>85</meta:editing-cycles>
    <meta:document-statistic meta:table-count="4" meta:image-count="0" meta:object-count="0" meta:page-count="3" meta:paragraph-count="166" meta:word-count="523" meta:character-count="4353" meta:non-whitespace-character-count="3996"/>
  </office:meta>
</office:document-meta>
</file>